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1.55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227.7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24.01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PageStyle_5f_UI_20_Design_20_Comparison_20_Worksheet_20_For_20_Stud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I Design Comparison Worksheet For Stud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1. Site Identity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Website A (URL: ________)</text:p>
          </table:table-cell>
          <table:table-cell table:style-name="ce2" office:value-type="string" calcext:value-type="string">
            <text:p>Website B (URL: ________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ustry/Topic</text:p>
          </table:table-cell>
          <table:table-cell table:number-columns-repeated="2" table:style-name="ce6" office:value-type="string" calcext:value-type="string">
            <text:p>(e.g., Gaming, News, Shop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rget Audience</text:p>
          </table:table-cell>
          <table:table-cell table:number-columns-repeated="2" table:style-name="ce6" office:value-type="string" calcext:value-type="string">
            <text:p>(Who is this site for?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rst 3 Seconds</text:p>
          </table:table-cell>
          <table:table-cell table:number-columns-repeated="2" table:style-name="ce6" office:value-type="string" calcext:value-type="string">
            <text:p>(What is the first thing you see?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2. Visual Design (The "Look")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Website A</text:p>
          </table:table-cell>
          <table:table-cell table:style-name="ce4" office:value-type="string" calcext:value-type="string">
            <text:p>Website B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ain Colors</text:p>
          </table:table-cell>
          <table:table-cell table:number-columns-repeated="2" table:style-name="ce7" office:value-type="string" calcext:value-type="string">
            <text:p>(List 2–3 main colors)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xt Style</text:p>
          </table:table-cell>
          <table:table-cell table:number-columns-repeated="2" table:style-name="ce7" office:value-type="string" calcext:value-type="string">
            <text:p>(Is it easy to read? Bold? Thin?)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Images &amp; Icons</text:p>
          </table:table-cell>
          <table:table-cell table:number-columns-repeated="2" table:style-name="ce7" office:value-type="string" calcext:value-type="string">
            <text:p>(Are they photos or drawings?)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Whitespace</text:p>
          </table:table-cell>
          <table:table-cell table:number-columns-repeated="2" table:style-name="ce7" office:value-type="string" calcext:value-type="string">
            <text:p>(Is it "roomy" or "crowded"?)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3. User Experience (The "Feel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calcext:value-type="string">
            <text:p>Task / Feeling</text:p>
          </table:table-cell>
          <table:table-cell table:style-name="ce4" office:value-type="string" calcext:value-type="string">
            <text:p>Website A</text:p>
          </table:table-cell>
          <table:table-cell table:style-name="ce4" office:value-type="string" calcext:value-type="string">
            <text:p>Website B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Finding the Menu</text:p>
          </table:table-cell>
          <table:table-cell table:number-columns-repeated="2" table:style-name="ce7" office:value-type="string" calcext:value-type="string">
            <text:p>[ ] Easy [ ] Hard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The "Big Button"</text:p>
          </table:table-cell>
          <table:table-cell table:number-columns-repeated="2" table:style-name="ce7" office:value-type="string" calcext:value-type="string">
            <text:p>(What does the main button do?)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Mobile Check</text:p>
          </table:table-cell>
          <table:table-cell table:number-columns-repeated="2" table:style-name="ce7" office:value-type="string" calcext:value-type="string">
            <text:p>(Does it look good on a phone?)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Confusing Parts</text:p>
          </table:table-cell>
          <table:table-cell table:number-columns-repeated="2" table:style-name="ce7" office:value-type="string" calcext:value-type="string">
            <text:p>(Did anything frustrate you?)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string" calcext:value-type="string">
            <text:p>4. Emotional Impact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>
          <table:table-cell table:style-name="ce2" office:value-type="string" calcext:value-type="string">
            <text:p>Circle the words that best describe each site:</text:p>
          </table:table-cell>
          <table:table-cell table:style-name="ce8"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style-name="ce6" office:value-type="string" calcext:value-type="string">
            <text:p>Website A: Professional / Messy / Exciting / Calm / Modern / Old-fashioned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6" office:value-type="string" calcext:value-type="string">
            <text:p>Website B: Professional / Messy / Exciting / Calm / Modern / Old-fashioned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5. Summary &amp; Critiqu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6" office:value-type="string" calcext:value-type="string">
            <text:p>Which website would you visit again?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6" office:value-type="string" calcext:value-type="string">
            <text:p>Why?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6" office:value-type="string" calcext:value-type="string">
            <text:p>If you were the designer for the "losing" website, what is the #1 thing you would change to make it better?</text:p>
          </table:table-cell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I_20_Design_20_Comparison_20_Worksheet_20_For_20_Students" style:display-name="PageStyle_UI Design Comparison Worksheet For Stud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